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aling Web Security – Tools, Processes and Techniques to Enable Security at Scale</text:p>
      <text:p text:style-name="P1"><text:span text:style-name="T1"/></text:p>
      <text:p text:style-name="P1"><text:span text:style-name="T1">Web security problems are more costly then the combined drug trafficking of marijana, cocain and heroin.</text:span></text:p>
      <text:p text:style-name="P1"><text:span text:style-name="T1"/></text:p>
      <text:p text:style-name="P1"><text:span text:style-name="T1">Datalossdb.org</text:span></text:p>
      <text:p text:style-name="P1"><text:span text:style-name="T1"/></text:p>
      <text:p text:style-name="P1"><text:span text:style-name="T1">most data compromises are from opportunistic attacks, this is when effectively the company left the garage door open because they thought they were in a safe neighborhood.</text:span></text:p>
      <text:p text:style-name="P1"><text:span text:style-name="T1"/></text:p>
      <text:p text:style-name="P1"><text:span text:style-name="T1">It's easy to fix one bug, the hard thing is to ensure your app is secure while also moving fast and having minimal impact on developers.</text:span></text:p>
      <text:p text:style-name="P1"><text:span text:style-name="T1"/></text:p>
      <text:p text:style-name="P1"><text:span text:style-name="T1">The real goal with security is to manage your risk. Do what you need to to minimize risk to the application.</text:span></text:p>
      <text:p text:style-name="P1"><text:span text:style-name="T1"/></text:p>
      <text:p text:style-name="P1"><text:span text:style-name="T1">Most successful way to help development, use coding guidelines, books might have all the info you need but a cheat sheet is small enought that people can reference it frequently.</text:span></text:p>
      <text:p text:style-name="P1"><text:span text:style-name="T1">Owasp.org/index.php/Cheat_Sheets</text:span></text:p>
      <text:p text:style-name="P1"><text:span text:style-name="T1"/></text:p>
      <text:p text:style-name="P1"><text:span text:style-name="T1">wiki.mozilla.org/Security/Projects/Minion</text:span></text:p>
      <text:p text:style-name="P1"><text:span text:style-name="T1">this tool can be run, it tells you what is you need to fix to make your site more secure.</text:span></text:p>
      <text:p text:style-name="P1"><text:span text:style-name="T1"/></text:p>
      <text:p text:style-name="P1"><text:span text:style-name="T1">How are we handling image uploads? Images can contain anything</text:span></text:p>
      <text:p text:style-name="P1"><text:span text:style-name="T1"/></text:p>
      <text:p text:style-name="P1"><text:span text:style-name="T1">If you can't have a security pro on each team then at least have a security champion, someone who is a security hobbiest that can <text:s/>think about security and help prevent issues in the design phase.</text:span></text:p>
      <text:p text:style-name="P1"><text:span text:style-name="T1"/></text:p>
      <text:p text:style-name="P1"><text:span text:style-name="T1">Web site that lists companies who pay for bugs</text:span></text:p>
      <text:p text:style-name="P1"><text:span text:style-name="T1">bugcrowd.com/list-of-bug-bounty-programs</text:span></text:p>
      <text:p text:style-name="P1"><text:span text:style-name="T1"/></text:p>
      <text:p text:style-name="P1"><text:span text:style-name="T1">Once an app is deployed we should be defending it. It's not thathard to recognize someone is doing something wrong. For example, if the same type of request with minor differences is coming through one IP there is a pretty good chance they are trying to do somehting mallicious</text:span></text:p>
      <text:p text:style-name="P1"><text:span text:style-name="T1"/></text:p>
      <text:p text:style-name="P1"><text:span text:style-name="T1">Automate everything so that it can scale. </text:span></text:p>
      <text:p text:style-name="P1"><text:span text:style-name="T1"/></text:p>
      <text:p text:style-name="P1"><text:a xlink:type="simple" xlink:href="mailto:security101@lists.owasp.org"><text:span text:style-name="T1">security101@lists.owasp.org</text:span></text:a></text:p>
      <text:p text:style-name="P1"><text:span text:style-name="T1">email for security questions, no matter how basic</text:span></text:p>
      <text:p text:style-name="P1"><text:span text:style-name="T1"/></text:p>
      <text:p text:style-name="P1"><text:span text:style-name="T1">lists.owasp.org/mailman/listinfo/security101</text:span></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12S</meta:editing-duration>
    <meta:editing-cycles>17</meta:editing-cycles>
    <meta:generator>OpenOffice.org/3.4.1$Win32 OpenOffice.org_project/341m1$Build-9593</meta:generator>
    <dc:date>2013-09-24T13:50:35.87</dc:date>
    <meta:document-statistic meta:table-count="0" meta:image-count="0" meta:object-count="0" meta:page-count="1" meta:paragraph-count="19" meta:word-count="278" meta:character-count="1738"/>
    <meta:user-defined meta:name="Info 1"/>
    <meta:user-defined meta:name="Info 2"/>
    <meta:user-defined meta:name="Info 3"/>
    <meta:user-defined meta:name="Info 4"/>
  </office:meta>
</office:document-meta>
</file>